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officeooo:rsid="000ecdc1" officeooo:paragraph-rsid="0021a483"/>
    </style:style>
    <style:style style:name="P4" style:family="paragraph" style:parent-style-name="Standard">
      <style:text-properties fo:font-size="16pt" fo:font-weight="bold" officeooo:rsid="001cc778" officeooo:paragraph-rsid="001cc778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0ecdc1"/>
    </style:style>
    <style:style style:name="P6" style:family="paragraph" style:parent-style-name="Standard">
      <style:text-properties officeooo:rsid="001e3701"/>
    </style:style>
    <style:style style:name="P7" style:family="paragraph" style:parent-style-name="Standard">
      <style:text-properties officeooo:rsid="001e3701" officeooo:paragraph-rsid="001e3701"/>
    </style:style>
    <style:style style:name="P8" style:family="paragraph" style:parent-style-name="Standard">
      <style:text-properties officeooo:rsid="001e3701" officeooo:paragraph-rsid="0021a483"/>
    </style:style>
    <style:style style:name="P9" style:family="paragraph" style:parent-style-name="Standard">
      <style:text-properties officeooo:rsid="0013b9c6" officeooo:paragraph-rsid="000ecdc1"/>
    </style:style>
    <style:style style:name="P10" style:family="paragraph" style:parent-style-name="Standard">
      <style:text-properties officeooo:rsid="001f9ce3" officeooo:paragraph-rsid="001f9ce3"/>
    </style:style>
    <style:style style:name="P11" style:family="paragraph" style:parent-style-name="Standard">
      <style:text-properties fo:font-weight="bold" officeooo:rsid="001f9ce3" officeooo:paragraph-rsid="001f9ce3" style:font-weight-asian="bold" style:font-weight-complex="bold"/>
    </style:style>
    <style:style style:name="P12" style:family="paragraph" style:parent-style-name="Standard">
      <style:text-properties officeooo:rsid="0020bff6" officeooo:paragraph-rsid="0020bff6"/>
    </style:style>
    <style:style style:name="P13" style:family="paragraph" style:parent-style-name="Standard">
      <style:text-properties officeooo:rsid="00214e17" officeooo:paragraph-rsid="00214e17"/>
    </style:style>
    <style:style style:name="P14" style:family="paragraph" style:parent-style-name="Standard">
      <style:text-properties officeooo:rsid="0023fdbe" officeooo:paragraph-rsid="0023fdbe"/>
    </style:style>
    <style:style style:name="P15" style:family="paragraph" style:parent-style-name="Preformatted_20_Text">
      <style:text-properties officeooo:rsid="000ecdc1" officeooo:paragraph-rsid="00161d22"/>
    </style:style>
    <style:style style:name="P16" style:family="paragraph" style:parent-style-name="Standard">
      <style:paragraph-properties fo:break-before="page"/>
      <style:text-properties officeooo:rsid="00214e17" officeooo:paragraph-rsid="00214e17"/>
    </style:style>
    <style:style style:name="P17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18" style:family="paragraph" style:parent-style-name="Heading_20_5">
      <style:text-properties officeooo:rsid="000ecdc1"/>
    </style:style>
    <style:style style:name="P19" style:family="paragraph" style:parent-style-name="Heading_20_5">
      <style:text-properties officeooo:rsid="0011b245"/>
    </style:style>
    <style:style style:name="P20" style:family="paragraph" style:parent-style-name="Heading_20_5">
      <style:text-properties officeooo:paragraph-rsid="0021a483"/>
    </style:style>
    <style:style style:name="T1" style:family="text">
      <style:text-properties officeooo:rsid="001e3701"/>
    </style:style>
    <style:style style:name="T2" style:family="text">
      <style:text-properties officeooo:rsid="00214e17"/>
    </style:style>
    <style:style style:name="T3" style:family="text">
      <style:text-properties officeooo:rsid="0021a483"/>
    </style:style>
    <style:style style:name="T4" style:family="text">
      <style:text-properties officeooo:rsid="0027352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Oracle </text:span>Advanced Security</text:p>
      <text:p text:style-name="P2"/>
      <text:h text:style-name="P20" text:outline-level="5"><text:bookmark-start text:name="__RefHeading__327_1776072604"/><text:span text:style-name="T1">What security features does Advanced Security (OAS) offer?</text:span><text:bookmark-end text:name="__RefHeading__327_1776072604"/></text:h>
      <text:p text:style-name="P3"/>
      <text:p text:style-name="P8">- <text:span text:style-name="T3">Data Encryption </text:span></text:p>
      <text:p text:style-name="P8">- <text:span text:style-name="T3">Strong Authentication</text:span></text:p>
      <text:p text:style-name="P8"/>
      <text:p text:style-name="P14">Several different encryption algorithms and authentication methods are supported.</text:p>
      <text:p text:style-name="P8"/>
      <text:h text:style-name="P18" text:outline-level="5"><text:bookmark-start text:name="__RefHeading__329_1776072604"/><text:span text:style-name="T1">What is transparent data encryption</text:span>?<text:bookmark-end text:name="__RefHeading__329_1776072604"/></text:h>
      <text:p text:style-name="P2"/>
      <text:p text:style-name="P6">- Encrypts individual table columns or entire application tablespaces </text:p>
      <text:p text:style-name="P6">- Uses encryption keys and master encryption keys </text:p>
      <text:p text:style-name="P6">- The master encryption key is stored outside the database in a wallet. </text:p>
      <text:p text:style-name="P6">- Dedicated SYSKM role for key management operations.</text:p>
      <text:p text:style-name="P15"/>
      <text:h text:style-name="P19" text:outline-level="5"><text:bookmark-start text:name="__RefHeading__331_1776072604"/><text:span text:style-name="T1">What is data redaction</text:span>?<text:bookmark-end text:name="__RefHeading__331_1776072604"/></text:h>
      <text:p text:style-name="P5"/>
      <text:p text:style-name="P7">- Stored data remains unaltered </text:p>
      <text:p text:style-name="P7">- Data gets transformed and redacted on-the-fly when it leaves the database (on display) </text:p>
      <text:p text:style-name="P7">- Redaction supports </text:p>
      <text:p text:style-name="P7"><text:tab/>~ Redact all data in specific columns </text:p>
      <text:p text:style-name="P7"><text:tab/><text:tab/>(e.g. redact all but the last 4 digits of the account no) </text:p>
      <text:p text:style-name="P7"><text:tab/>~ Preserve certain pieces of the data </text:p>
      <text:p text:style-name="P7"><text:tab/>~ Randomly generate replacement data</text:p>
      <text:p text:style-name="P9"/>
      <text:p text:style-name="P10">e.g.:</text:p>
      <text:p text:style-name="P11">Data stored<text:tab/><text:tab/><text:tab/>Data displayed</text:p>
      <text:p text:style-name="P10">10/09/1992<text:tab/><text:tab/><text:tab/>01/01/2001</text:p>
      <text:p text:style-name="P10">987-65-4328<text:tab/><text:tab/><text:tab/>XX-XX-4328</text:p>
      <text:p text:style-name="P10"><text:a xlink:type="simple" xlink:href="mailto:first.last@example.com" text:style-name="Internet_20_link" text:visited-style-name="Visited_20_Internet_20_Link">first.last@example.com</text:a><text:tab/>[hidden]@example.com</text:p>
      <text:p text:style-name="P10">410141014101<text:tab/><text:tab/>550000000004</text:p>
      <text:p text:style-name="P10"/>
      <text:p text:style-name="P10"/>
      <text:h text:style-name="Heading_20_5" text:outline-level="5"><text:bookmark-start text:name="__RefHeading__333_1776072604"/><text:span text:style-name="T2">What standard </text:span>security features <text:span text:style-name="T2">does Oracle have?</text:span><text:bookmark-end text:name="__RefHeading__333_1776072604"/></text:h>
      <text:p text:style-name="P12"/>
      <text:p text:style-name="P12">Authentication</text:p>
      <text:p text:style-name="P12"><text:tab/>Database passwords are stored in encrypted form</text:p>
      <text:p text:style-name="P12"><text:tab/>Oracle supports host-based authentication</text:p>
      <text:p text:style-name="P12"/>
      <text:p text:style-name="P12">Profiles</text:p>
      <text:p text:style-name="P12"><text:tab/>Allow restriction of resource usage</text:p>
      <text:p text:style-name="P12"><text:tab/>Enforce password complexity rules, live times and idle times</text:p>
      <text:p text:style-name="P12"/>
      <text:p text:style-name="P12">Privileges</text:p>
      <text:p text:style-name="P12"><text:tab/><text:span text:style-name="T2">By default new users don't have any privileges</text:span></text:p>
      <text:p text:style-name="P12"><text:tab/>System, role and object privileges </text:p>
      <text:p text:style-name="P12"><text:soft-page-break/></text:p>
      <text:p text:style-name="P13">Roles</text:p>
      <text:p text:style-name="P13"/>
      <text:h text:style-name="Heading_20_5" text:outline-level="5"><text:bookmark-start text:name="__RefHeading__335_1776072604"/>What levels of auditing does Oracle have?<text:bookmark-end text:name="__RefHeading__335_1776072604"/></text:h>
      <text:p text:style-name="P13"/>
      <text:p text:style-name="P13">Statement-level auditing</text:p>
      <text:p text:style-name="P13">Privilege-level auditing</text:p>
      <text:p text:style-name="P13">Object-level auditing</text:p>
      <text:p text:style-name="P13"/>
      <text:p text:style-name="P13"/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327_1776072604" text:style-name="Index_20_Link" text:visited-style-name="Index_20_Link">1.What security features does Advanced Security (OAS) offer?<text:tab/>1</text:a></text:p>
          <text:p text:style-name="P17"><text:a xlink:type="simple" xlink:href="#__RefHeading__329_1776072604" text:style-name="Index_20_Link" text:visited-style-name="Index_20_Link">2.What is transparent data encryption?<text:tab/>1</text:a></text:p>
          <text:p text:style-name="P17"><text:a xlink:type="simple" xlink:href="#__RefHeading__331_1776072604" text:style-name="Index_20_Link" text:visited-style-name="Index_20_Link">3.What is data redaction?<text:tab/>1</text:a></text:p>
          <text:p text:style-name="P17"><text:a xlink:type="simple" xlink:href="#__RefHeading__333_1776072604" text:style-name="Index_20_Link" text:visited-style-name="Index_20_Link">4.What standard security features does Oracle have?<text:tab/>1</text:a></text:p>
          <text:p text:style-name="P17"><text:a xlink:type="simple" xlink:href="#__RefHeading__335_1776072604" text:style-name="Index_20_Link" text:visited-style-name="Index_20_Link">5.What levels of auditing does Oracle have?<text:tab/>2</text:a></text:p>
        </text:index-body>
      </text:table-of-conten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73521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Advanced Security ---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6-12-24T13:55:10.518288349</dc:date>
    <meta:editing-duration>PT1H4M6S</meta:editing-duration>
    <meta:editing-cycles>24</meta:editing-cycles>
    <meta:generator>LibreOffice/5.2.3.1$Linux_X86_64 LibreOffice_project/20m0$Build-1</meta:generator>
    <meta:document-statistic meta:table-count="0" meta:image-count="0" meta:object-count="0" meta:page-count="3" meta:paragraph-count="46" meta:word-count="250" meta:character-count="1722" meta:non-whitespace-character-count="1493"/>
  </office:meta>
</office:document-meta>
</file>